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  <style:style style:name="P2" style:family="paragraph" style:parent-style-name="Standard">
      <style:paragraph-properties fo:break-before="colum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t Josh</text:p>
      <text:section text:style-name="Sect1" text:name="Section2">
        <text:p text:style-name="Standard"><text:a xlink:type="simple" xlink:href="http://joshmorgan.gazerbeam.com/" text:style-name="Internet_20_link" text:visited-style-name="Visited_20_Internet_20_Link"><text:span text:style-name="T1">http://joshmorgan.gazerbeam.com</text:span></text:a></text:p>
        <text:p text:style-name="P2">November 10, 2019 </text:p>
      </text:section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n Morgan</meta:initial-creator>
    <meta:creation-date>2019-11-10T23:39:07.28</meta:creation-date>
    <meta:generator>OpenOffice/4.1.7$Win32 OpenOffice.org_project/417m1$Build-9800</meta:generator>
    <dc:date>2019-11-10T23:40:28.27</dc:date>
    <dc:creator>Jon Morgan</dc:creator>
    <meta:editing-duration>PT37S</meta:editing-duration>
    <meta:editing-cycles>2</meta:editing-cycles>
    <meta:document-statistic meta:table-count="0" meta:image-count="0" meta:object-count="0" meta:page-count="1" meta:paragraph-count="3" meta:word-count="6" meta:character-count="58"/>
  </office:meta>
</office:document-meta>
</file>